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6.6931in" style:rel-width="100%" table:align="left" style:shadow="none"/>
    </style:style>
    <style:style style:name="RegularSustainableConsumption.A" style:family="table-column">
      <style:table-column-properties style:column-width="1.6729in" style:rel-column-width="2409*"/>
    </style:style>
    <style:style style:name="RegularSustainableConsumption.B" style:family="table-column">
      <style:table-column-properties style:column-width="1.6736in" style:rel-column-width="2410*"/>
    </style:style>
    <style:style style:name="RegularSustainableConsumption.A1" style:family="table-cell">
      <style:table-cell-properties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="0.05pt solid #000000"/>
    </style:style>
    <style:style style:name="RegularSustainableConsumption.B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C2" style:family="table-cell">
      <style:table-cell-properties fo:padding="0.0382in" fo:border-left="none" fo:border-right="none" fo:border-top="0.05pt solid #000000" fo:border-bottom="0.05pt solid #000000"/>
    </style:style>
    <style:style style:name="RegularSustainableConsumption.D2" style:family="table-cell">
      <style:table-cell-properties fo:padding="0.0382in" fo:border-left="none" fo:border-right="0.05pt solid #000000" fo:border-top="0.05pt solid #000000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fo:padding="0.0382in" fo:border-left="none" fo:border-right="none" fo:border-top="none" fo:border-bottom="0.05pt solid #000000"/>
    </style:style>
    <style:style style:name="RegularSustainableConsumption.C3" style:family="table-cell">
      <style:table-cell-properties fo:padding="0.0382in" fo:border-left="none" fo:border-right="none" fo:border-top="none" fo:border-bottom="0.05pt solid #000000"/>
    </style:style>
    <style:style style:name="RegularSustainableConsumption.D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fo:padding="0.0382in" fo:border-left="none" fo:border-right="none" fo:border-top="none" fo:border-bottom="0.05pt solid #000000"/>
    </style:style>
    <style:style style:name="RegularSustainableConsumption.C4" style:family="table-cell">
      <style:table-cell-properties fo:padding="0.0382in" fo:border-left="none" fo:border-right="none" fo:border-top="none" fo:border-bottom="0.05pt solid #000000"/>
    </style:style>
    <style:style style:name="RegularSustainableConsumption.D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fo:padding="0.0382in" fo:border-left="none" fo:border-right="none" fo:border-top="none" fo:border-bottom="0.05pt solid #000000"/>
    </style:style>
    <style:style style:name="RegularSustainableConsumption.C5" style:family="table-cell">
      <style:table-cell-properties fo:padding="0.0382in" fo:border-left="none" fo:border-right="none" fo:border-top="none" fo:border-bottom="0.05pt solid #000000"/>
    </style:style>
    <style:style style:name="RegularSustainableConsumption.D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fo:padding="0.0382in" fo:border-left="none" fo:border-right="none" fo:border-top="none" fo:border-bottom="0.05pt solid #000000"/>
    </style:style>
    <style:style style:name="RegularSustainableConsumption.C6" style:family="table-cell">
      <style:table-cell-properties fo:padding="0.0382in" fo:border-left="none" fo:border-right="none" fo:border-top="none" fo:border-bottom="0.05pt solid #000000"/>
    </style:style>
    <style:style style:name="RegularSustainableConsumption.D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fo:padding="0.0382in" fo:border-left="none" fo:border-right="none" fo:border-top="none" fo:border-bottom="0.05pt solid #000000"/>
    </style:style>
    <style:style style:name="RegularSustainableConsumption.C7" style:family="table-cell">
      <style:table-cell-properties fo:padding="0.0382in" fo:border-left="none" fo:border-right="none" fo:border-top="none" fo:border-bottom="0.05pt solid #000000"/>
    </style:style>
    <style:style style:name="RegularSustainableConsumption.D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fo:padding="0.0382in" fo:border-left="none" fo:border-right="none" fo:border-top="none" fo:border-bottom="0.05pt solid #000000"/>
    </style:style>
    <style:style style:name="RegularSustainableConsumption.C8" style:family="table-cell">
      <style:table-cell-properties fo:padding="0.0382in" fo:border-left="none" fo:border-right="none" fo:border-top="none" fo:border-bottom="0.05pt solid #000000"/>
    </style:style>
    <style:style style:name="RegularSustainableConsumption.D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fo:padding="0.0382in" fo:border-left="none" fo:border-right="none" fo:border-top="none" fo:border-bottom="0.05pt solid #000000"/>
    </style:style>
    <style:style style:name="RegularSustainableConsumption.C9" style:family="table-cell">
      <style:table-cell-properties fo:padding="0.0382in" fo:border-left="none" fo:border-right="none" fo:border-top="none" fo:border-bottom="0.05pt solid #000000"/>
    </style:style>
    <style:style style:name="RegularSustainableConsumption.D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fo:padding="0.0382in" fo:border-left="none" fo:border-right="none" fo:border-top="none" fo:border-bottom="0.05pt solid #000000"/>
    </style:style>
    <style:style style:name="RegularSustainableConsumption.C10" style:family="table-cell">
      <style:table-cell-properties fo:padding="0.0382in" fo:border-left="none" fo:border-right="none" fo:border-top="none" fo:border-bottom="0.05pt solid #000000"/>
    </style:style>
    <style:style style:name="RegularSustainableConsumption.D1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fo:padding="0.0382in" fo:border-left="none" fo:border-right="none" fo:border-top="none" fo:border-bottom="0.05pt solid #000000"/>
    </style:style>
    <style:style style:name="RegularSustainableConsumption.C11" style:family="table-cell">
      <style:table-cell-properties fo:padding="0.0382in" fo:border-left="none" fo:border-right="none" fo:border-top="none" fo:border-bottom="0.05pt solid #000000"/>
    </style:style>
    <style:style style:name="RegularSustainableConsumption.D1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fo:padding="0.0382in" fo:border-left="none" fo:border-right="none" fo:border-top="none" fo:border-bottom="0.05pt solid #000000"/>
    </style:style>
    <style:style style:name="RegularSustainableConsumption.C12" style:family="table-cell">
      <style:table-cell-properties fo:padding="0.0382in" fo:border-left="none" fo:border-right="none" fo:border-top="none" fo:border-bottom="0.05pt solid #000000"/>
    </style:style>
    <style:style style:name="RegularSustainableConsumption.D1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fo:padding="0.0382in" fo:border-left="none" fo:border-right="none" fo:border-top="none" fo:border-bottom="0.05pt solid #000000"/>
    </style:style>
    <style:style style:name="RegularSustainableConsumption.C13" style:family="table-cell">
      <style:table-cell-properties fo:padding="0.0382in" fo:border-left="none" fo:border-right="none" fo:border-top="none" fo:border-bottom="0.05pt solid #000000"/>
    </style:style>
    <style:style style:name="RegularSustainableConsumption.D1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fo:padding="0.0382in" fo:border-left="none" fo:border-right="none" fo:border-top="none" fo:border-bottom="0.05pt solid #000000"/>
    </style:style>
    <style:style style:name="RegularSustainableConsumption.C14" style:family="table-cell">
      <style:table-cell-properties fo:padding="0.0382in" fo:border-left="none" fo:border-right="none" fo:border-top="none" fo:border-bottom="0.05pt solid #000000"/>
    </style:style>
    <style:style style:name="RegularSustainableConsumption.D1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fo:padding="0.0382in" fo:border-left="none" fo:border-right="none" fo:border-top="none" fo:border-bottom="0.05pt solid #000000"/>
    </style:style>
    <style:style style:name="RegularSustainableConsumption.C15" style:family="table-cell">
      <style:table-cell-properties fo:padding="0.0382in" fo:border-left="none" fo:border-right="none" fo:border-top="none" fo:border-bottom="0.05pt solid #000000"/>
    </style:style>
    <style:style style:name="RegularSustainableConsumption.D1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fo:padding="0.0382in" fo:border-left="none" fo:border-right="none" fo:border-top="none" fo:border-bottom="0.05pt solid #000000"/>
    </style:style>
    <style:style style:name="RegularSustainableConsumption.C16" style:family="table-cell">
      <style:table-cell-properties fo:padding="0.0382in" fo:border-left="none" fo:border-right="none" fo:border-top="none" fo:border-bottom="0.05pt solid #000000"/>
    </style:style>
    <style:style style:name="RegularSustainableConsumption.D1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fo:padding="0.0382in" fo:border-left="none" fo:border-right="none" fo:border-top="none" fo:border-bottom="0.05pt solid #000000"/>
    </style:style>
    <style:style style:name="RegularSustainableConsumption.C17" style:family="table-cell">
      <style:table-cell-properties fo:padding="0.0382in" fo:border-left="none" fo:border-right="none" fo:border-top="none" fo:border-bottom="0.05pt solid #000000"/>
    </style:style>
    <style:style style:name="RegularSustainableConsumption.D1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fo:padding="0.0382in" fo:border-left="none" fo:border-right="none" fo:border-top="none" fo:border-bottom="0.05pt solid #000000"/>
    </style:style>
    <style:style style:name="RegularSustainableConsumption.C18" style:family="table-cell">
      <style:table-cell-properties fo:padding="0.0382in" fo:border-left="none" fo:border-right="none" fo:border-top="none" fo:border-bottom="0.05pt solid #000000"/>
    </style:style>
    <style:style style:name="RegularSustainableConsumption.D1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fo:padding="0.0382in" fo:border-left="none" fo:border-right="none" fo:border-top="none" fo:border-bottom="0.05pt solid #000000"/>
    </style:style>
    <style:style style:name="RegularSustainableConsumption.C19" style:family="table-cell">
      <style:table-cell-properties fo:padding="0.0382in" fo:border-left="none" fo:border-right="none" fo:border-top="none" fo:border-bottom="0.05pt solid #000000"/>
    </style:style>
    <style:style style:name="RegularSustainableConsumption.D1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fo:padding="0.0382in" fo:border-left="none" fo:border-right="none" fo:border-top="none" fo:border-bottom="0.05pt solid #000000"/>
    </style:style>
    <style:style style:name="RegularSustainableConsumption.C20" style:family="table-cell">
      <style:table-cell-properties fo:padding="0.0382in" fo:border-left="none" fo:border-right="none" fo:border-top="none" fo:border-bottom="0.05pt solid #000000"/>
    </style:style>
    <style:style style:name="RegularSustainableConsumption.D2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fo:padding="0.0382in" fo:border-left="none" fo:border-right="none" fo:border-top="none" fo:border-bottom="0.05pt solid #000000"/>
    </style:style>
    <style:style style:name="RegularSustainableConsumption.C21" style:family="table-cell">
      <style:table-cell-properties fo:padding="0.0382in" fo:border-left="none" fo:border-right="none" fo:border-top="none" fo:border-bottom="0.05pt solid #000000"/>
    </style:style>
    <style:style style:name="RegularSustainableConsumption.D2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fo:padding="0.0382in" fo:border-left="none" fo:border-right="none" fo:border-top="none" fo:border-bottom="0.05pt solid #000000"/>
    </style:style>
    <style:style style:name="RegularSustainableConsumption.C22" style:family="table-cell">
      <style:table-cell-properties fo:padding="0.0382in" fo:border-left="none" fo:border-right="none" fo:border-top="none" fo:border-bottom="0.05pt solid #000000"/>
    </style:style>
    <style:style style:name="RegularSustainableConsumption.D2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fo:padding="0.0382in" fo:border-left="none" fo:border-right="none" fo:border-top="none" fo:border-bottom="0.05pt solid #000000"/>
    </style:style>
    <style:style style:name="RegularSustainableConsumption.C23" style:family="table-cell">
      <style:table-cell-properties fo:padding="0.0382in" fo:border-left="none" fo:border-right="none" fo:border-top="none" fo:border-bottom="0.05pt solid #000000"/>
    </style:style>
    <style:style style:name="RegularSustainableConsumption.D2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fo:padding="0.0382in" fo:border-left="none" fo:border-right="none" fo:border-top="none" fo:border-bottom="0.05pt solid #000000"/>
    </style:style>
    <style:style style:name="RegularSustainableConsumption.C24" style:family="table-cell">
      <style:table-cell-properties fo:padding="0.0382in" fo:border-left="none" fo:border-right="none" fo:border-top="none" fo:border-bottom="0.05pt solid #000000"/>
    </style:style>
    <style:style style:name="RegularSustainableConsumption.D2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fo:padding="0.0382in" fo:border-left="none" fo:border-right="none" fo:border-top="none" fo:border-bottom="0.05pt solid #000000"/>
    </style:style>
    <style:style style:name="RegularSustainableConsumption.C25" style:family="table-cell">
      <style:table-cell-properties fo:padding="0.0382in" fo:border-left="none" fo:border-right="none" fo:border-top="none" fo:border-bottom="0.05pt solid #000000"/>
    </style:style>
    <style:style style:name="RegularSustainableConsumption.D2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fo:padding="0.0382in" fo:border-left="none" fo:border-right="none" fo:border-top="none" fo:border-bottom="0.05pt solid #000000"/>
    </style:style>
    <style:style style:name="RegularSustainableConsumption.C26" style:family="table-cell">
      <style:table-cell-properties fo:padding="0.0382in" fo:border-left="none" fo:border-right="none" fo:border-top="none" fo:border-bottom="0.05pt solid #000000"/>
    </style:style>
    <style:style style:name="RegularSustainableConsumption.D2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fo:padding="0.0382in" fo:border-left="none" fo:border-right="none" fo:border-top="none" fo:border-bottom="0.05pt solid #000000"/>
    </style:style>
    <style:style style:name="RegularSustainableConsumption.C27" style:family="table-cell">
      <style:table-cell-properties fo:padding="0.0382in" fo:border-left="none" fo:border-right="none" fo:border-top="none" fo:border-bottom="0.05pt solid #000000"/>
    </style:style>
    <style:style style:name="RegularSustainableConsumption.D2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fo:padding="0.0382in" fo:border-left="none" fo:border-right="none" fo:border-top="none" fo:border-bottom="0.05pt solid #000000"/>
    </style:style>
    <style:style style:name="RegularSustainableConsumption.C28" style:family="table-cell">
      <style:table-cell-properties fo:padding="0.0382in" fo:border-left="none" fo:border-right="none" fo:border-top="none" fo:border-bottom="0.05pt solid #000000"/>
    </style:style>
    <style:style style:name="RegularSustainableConsumption.D2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fo:padding="0.0382in" fo:border-left="none" fo:border-right="none" fo:border-top="none" fo:border-bottom="0.05pt solid #000000"/>
    </style:style>
    <style:style style:name="RegularSustainableConsumption.C29" style:family="table-cell">
      <style:table-cell-properties fo:padding="0.0382in" fo:border-left="none" fo:border-right="none" fo:border-top="none" fo:border-bottom="0.05pt solid #000000"/>
    </style:style>
    <style:style style:name="RegularSustainableConsumption.D2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fo:padding="0.0382in" fo:border-left="none" fo:border-right="none" fo:border-top="none" fo:border-bottom="0.05pt solid #000000"/>
    </style:style>
    <style:style style:name="RegularSustainableConsumption.C30" style:family="table-cell">
      <style:table-cell-properties fo:padding="0.0382in" fo:border-left="none" fo:border-right="none" fo:border-top="none" fo:border-bottom="0.05pt solid #000000"/>
    </style:style>
    <style:style style:name="RegularSustainableConsumption.D3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fo:padding="0.0382in" fo:border-left="none" fo:border-right="none" fo:border-top="none" fo:border-bottom="0.05pt solid #000000"/>
    </style:style>
    <style:style style:name="RegularSustainableConsumption.C31" style:family="table-cell">
      <style:table-cell-properties fo:padding="0.0382in" fo:border-left="none" fo:border-right="none" fo:border-top="none" fo:border-bottom="0.05pt solid #000000"/>
    </style:style>
    <style:style style:name="RegularSustainableConsumption.D3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fo:padding="0.0382in" fo:border-left="none" fo:border-right="none" fo:border-top="none" fo:border-bottom="0.05pt solid #000000"/>
    </style:style>
    <style:style style:name="RegularSustainableConsumption.C32" style:family="table-cell">
      <style:table-cell-properties fo:padding="0.0382in" fo:border-left="none" fo:border-right="none" fo:border-top="none" fo:border-bottom="0.05pt solid #000000"/>
    </style:style>
    <style:style style:name="RegularSustainableConsumption.D3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fo:padding="0.0382in" fo:border-left="none" fo:border-right="none" fo:border-top="none" fo:border-bottom="0.05pt solid #000000"/>
    </style:style>
    <style:style style:name="RegularSustainableConsumption.C33" style:family="table-cell">
      <style:table-cell-properties fo:padding="0.0382in" fo:border-left="none" fo:border-right="none" fo:border-top="none" fo:border-bottom="0.05pt solid #000000"/>
    </style:style>
    <style:style style:name="RegularSustainableConsumption.D3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fo:padding="0.0382in" fo:border-left="none" fo:border-right="none" fo:border-top="none" fo:border-bottom="0.05pt solid #000000"/>
    </style:style>
    <style:style style:name="RegularSustainableConsumption.C34" style:family="table-cell">
      <style:table-cell-properties fo:padding="0.0382in" fo:border-left="none" fo:border-right="none" fo:border-top="none" fo:border-bottom="0.05pt solid #000000"/>
    </style:style>
    <style:style style:name="RegularSustainableConsumption.D3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fo:padding="0.0382in" fo:border-left="none" fo:border-right="none" fo:border-top="none" fo:border-bottom="0.05pt solid #000000"/>
    </style:style>
    <style:style style:name="RegularSustainableConsumption.C35" style:family="table-cell">
      <style:table-cell-properties fo:padding="0.0382in" fo:border-left="none" fo:border-right="none" fo:border-top="none" fo:border-bottom="0.05pt solid #000000"/>
    </style:style>
    <style:style style:name="RegularSustainableConsumption.D3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fo:padding="0.0382in" fo:border-left="none" fo:border-right="none" fo:border-top="none" fo:border-bottom="0.05pt solid #000000"/>
    </style:style>
    <style:style style:name="RegularSustainableConsumption.C36" style:family="table-cell">
      <style:table-cell-properties fo:padding="0.0382in" fo:border-left="none" fo:border-right="none" fo:border-top="none" fo:border-bottom="0.05pt solid #000000"/>
    </style:style>
    <style:style style:name="RegularSustainableConsumption.D3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fo:padding="0.0382in" fo:border-left="none" fo:border-right="none" fo:border-top="none" fo:border-bottom="0.05pt solid #000000"/>
    </style:style>
    <style:style style:name="RegularSustainableConsumption.C37" style:family="table-cell">
      <style:table-cell-properties fo:padding="0.0382in" fo:border-left="none" fo:border-right="none" fo:border-top="none" fo:border-bottom="0.05pt solid #000000"/>
    </style:style>
    <style:style style:name="RegularSustainableConsumption.D3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fo:padding="0.0382in" fo:border-left="none" fo:border-right="none" fo:border-top="none" fo:border-bottom="0.05pt solid #000000"/>
    </style:style>
    <style:style style:name="RegularSustainableConsumption.C38" style:family="table-cell">
      <style:table-cell-properties fo:padding="0.0382in" fo:border-left="none" fo:border-right="none" fo:border-top="none" fo:border-bottom="0.05pt solid #000000"/>
    </style:style>
    <style:style style:name="RegularSustainableConsumption.D3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fo:padding="0.0382in" fo:border-left="none" fo:border-right="none" fo:border-top="none" fo:border-bottom="0.05pt solid #000000"/>
    </style:style>
    <style:style style:name="RegularSustainableConsumption.C39" style:family="table-cell">
      <style:table-cell-properties fo:padding="0.0382in" fo:border-left="none" fo:border-right="none" fo:border-top="none" fo:border-bottom="0.05pt solid #000000"/>
    </style:style>
    <style:style style:name="RegularSustainableConsumption.D3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fo:padding="0.0382in" fo:border-left="none" fo:border-right="none" fo:border-top="none" fo:border-bottom="0.05pt solid #000000"/>
    </style:style>
    <style:style style:name="RegularSustainableConsumption.C40" style:family="table-cell">
      <style:table-cell-properties fo:padding="0.0382in" fo:border-left="none" fo:border-right="none" fo:border-top="none" fo:border-bottom="0.05pt solid #000000"/>
    </style:style>
    <style:style style:name="RegularSustainableConsumption.D4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fo:padding="0.0382in" fo:border-left="none" fo:border-right="none" fo:border-top="none" fo:border-bottom="0.05pt solid #000000"/>
    </style:style>
    <style:style style:name="RegularSustainableConsumption.C41" style:family="table-cell">
      <style:table-cell-properties fo:padding="0.0382in" fo:border-left="none" fo:border-right="none" fo:border-top="none" fo:border-bottom="0.05pt solid #000000"/>
    </style:style>
    <style:style style:name="RegularSustainableConsumption.D4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fo:padding="0.0382in" fo:border-left="none" fo:border-right="none" fo:border-top="none" fo:border-bottom="0.05pt solid #000000"/>
    </style:style>
    <style:style style:name="RegularSustainableConsumption.C42" style:family="table-cell">
      <style:table-cell-properties fo:padding="0.0382in" fo:border-left="none" fo:border-right="none" fo:border-top="none" fo:border-bottom="0.05pt solid #000000"/>
    </style:style>
    <style:style style:name="RegularSustainableConsumption.D4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fo:padding="0.0382in" fo:border-left="none" fo:border-right="none" fo:border-top="none" fo:border-bottom="0.05pt solid #000000"/>
    </style:style>
    <style:style style:name="RegularSustainableConsumption.C43" style:family="table-cell">
      <style:table-cell-properties fo:padding="0.0382in" fo:border-left="none" fo:border-right="none" fo:border-top="none" fo:border-bottom="0.05pt solid #000000"/>
    </style:style>
    <style:style style:name="RegularSustainableConsumption.D4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fo:padding="0.0382in" fo:border-left="none" fo:border-right="none" fo:border-top="none" fo:border-bottom="0.05pt solid #000000"/>
    </style:style>
    <style:style style:name="RegularSustainableConsumption.C44" style:family="table-cell">
      <style:table-cell-properties fo:padding="0.0382in" fo:border-left="none" fo:border-right="none" fo:border-top="none" fo:border-bottom="0.05pt solid #000000"/>
    </style:style>
    <style:style style:name="RegularSustainableConsumption.D4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fo:padding="0.0382in" fo:border-left="none" fo:border-right="none" fo:border-top="none" fo:border-bottom="0.05pt solid #000000"/>
    </style:style>
    <style:style style:name="RegularSustainableConsumption.C45" style:family="table-cell">
      <style:table-cell-properties fo:padding="0.0382in" fo:border-left="none" fo:border-right="none" fo:border-top="none" fo:border-bottom="0.05pt solid #000000"/>
    </style:style>
    <style:style style:name="RegularSustainableConsumption.D4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fo:padding="0.0382in" fo:border-left="none" fo:border-right="none" fo:border-top="none" fo:border-bottom="0.05pt solid #000000"/>
    </style:style>
    <style:style style:name="RegularSustainableConsumption.C46" style:family="table-cell">
      <style:table-cell-properties fo:padding="0.0382in" fo:border-left="none" fo:border-right="none" fo:border-top="none" fo:border-bottom="0.05pt solid #000000"/>
    </style:style>
    <style:style style:name="RegularSustainableConsumption.D4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fo:padding="0.0382in" fo:border-left="none" fo:border-right="none" fo:border-top="none" fo:border-bottom="0.05pt solid #000000"/>
    </style:style>
    <style:style style:name="RegularSustainableConsumption.C47" style:family="table-cell">
      <style:table-cell-properties fo:padding="0.0382in" fo:border-left="none" fo:border-right="none" fo:border-top="none" fo:border-bottom="0.05pt solid #000000"/>
    </style:style>
    <style:style style:name="RegularSustainableConsumption.D4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fo:padding="0.0382in" fo:border-left="none" fo:border-right="none" fo:border-top="none" fo:border-bottom="0.05pt solid #000000"/>
    </style:style>
    <style:style style:name="RegularSustainableConsumption.C48" style:family="table-cell">
      <style:table-cell-properties fo:padding="0.0382in" fo:border-left="none" fo:border-right="none" fo:border-top="none" fo:border-bottom="0.05pt solid #000000"/>
    </style:style>
    <style:style style:name="RegularSustainableConsumption.D4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4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9" style:family="table-cell">
      <style:table-cell-properties fo:padding="0.0382in" fo:border-left="none" fo:border-right="none" fo:border-top="none" fo:border-bottom="0.05pt solid #000000"/>
    </style:style>
    <style:style style:name="RegularSustainableConsumption.C49" style:family="table-cell">
      <style:table-cell-properties fo:padding="0.0382in" fo:border-left="none" fo:border-right="none" fo:border-top="none" fo:border-bottom="0.05pt solid #000000"/>
    </style:style>
    <style:style style:name="RegularSustainableConsumption.D4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0" style:family="table-cell">
      <style:table-cell-properties fo:padding="0.0382in" fo:border-left="none" fo:border-right="none" fo:border-top="none" fo:border-bottom="0.05pt solid #000000"/>
    </style:style>
    <style:style style:name="RegularSustainableConsumption.C50" style:family="table-cell">
      <style:table-cell-properties fo:padding="0.0382in" fo:border-left="none" fo:border-right="none" fo:border-top="none" fo:border-bottom="0.05pt solid #000000"/>
    </style:style>
    <style:style style:name="RegularSustainableConsumption.D5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1" style:family="table-cell">
      <style:table-cell-properties fo:padding="0.0382in" fo:border-left="none" fo:border-right="none" fo:border-top="none" fo:border-bottom="0.05pt solid #000000"/>
    </style:style>
    <style:style style:name="RegularSustainableConsumption.C51" style:family="table-cell">
      <style:table-cell-properties fo:padding="0.0382in" fo:border-left="none" fo:border-right="none" fo:border-top="none" fo:border-bottom="0.05pt solid #000000"/>
    </style:style>
    <style:style style:name="RegularSustainableConsumption.D5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2" style:family="table-cell">
      <style:table-cell-properties fo:padding="0.0382in" fo:border-left="none" fo:border-right="none" fo:border-top="none" fo:border-bottom="0.05pt solid #000000"/>
    </style:style>
    <style:style style:name="RegularSustainableConsumption.C52" style:family="table-cell">
      <style:table-cell-properties fo:padding="0.0382in" fo:border-left="none" fo:border-right="none" fo:border-top="none" fo:border-bottom="0.05pt solid #000000"/>
    </style:style>
    <style:style style:name="RegularSustainableConsumption.D5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3" style:family="table-cell">
      <style:table-cell-properties fo:padding="0.0382in" fo:border-left="none" fo:border-right="none" fo:border-top="none" fo:border-bottom="0.05pt solid #000000"/>
    </style:style>
    <style:style style:name="RegularSustainableConsumption.C53" style:family="table-cell">
      <style:table-cell-properties fo:padding="0.0382in" fo:border-left="none" fo:border-right="none" fo:border-top="none" fo:border-bottom="0.05pt solid #000000"/>
    </style:style>
    <style:style style:name="RegularSustainableConsumption.D5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4" style:family="table-cell">
      <style:table-cell-properties fo:padding="0.0382in" fo:border-left="none" fo:border-right="none" fo:border-top="none" fo:border-bottom="0.05pt solid #000000"/>
    </style:style>
    <style:style style:name="RegularSustainableConsumption.C54" style:family="table-cell">
      <style:table-cell-properties fo:padding="0.0382in" fo:border-left="none" fo:border-right="none" fo:border-top="none" fo:border-bottom="0.05pt solid #000000"/>
    </style:style>
    <style:style style:name="RegularSustainableConsumption.D5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5" style:family="table-cell">
      <style:table-cell-properties fo:padding="0.0382in" fo:border-left="none" fo:border-right="none" fo:border-top="none" fo:border-bottom="0.05pt solid #000000"/>
    </style:style>
    <style:style style:name="RegularSustainableConsumption.C55" style:family="table-cell">
      <style:table-cell-properties fo:padding="0.0382in" fo:border-left="none" fo:border-right="none" fo:border-top="none" fo:border-bottom="0.05pt solid #000000"/>
    </style:style>
    <style:style style:name="RegularSustainableConsumption.D5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6" style:family="table-cell">
      <style:table-cell-properties fo:padding="0.0382in" fo:border-left="none" fo:border-right="none" fo:border-top="none" fo:border-bottom="0.05pt solid #000000"/>
    </style:style>
    <style:style style:name="RegularSustainableConsumption.C56" style:family="table-cell">
      <style:table-cell-properties fo:padding="0.0382in" fo:border-left="none" fo:border-right="none" fo:border-top="none" fo:border-bottom="0.05pt solid #000000"/>
    </style:style>
    <style:style style:name="RegularSustainableConsumption.D5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7" style:family="table-cell">
      <style:table-cell-properties fo:padding="0.0382in" fo:border-left="none" fo:border-right="none" fo:border-top="none" fo:border-bottom="0.05pt solid #000000"/>
    </style:style>
    <style:style style:name="RegularSustainableConsumption.C57" style:family="table-cell">
      <style:table-cell-properties fo:padding="0.0382in" fo:border-left="none" fo:border-right="none" fo:border-top="none" fo:border-bottom="0.05pt solid #000000"/>
    </style:style>
    <style:style style:name="RegularSustainableConsumption.D5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8" style:family="table-cell">
      <style:table-cell-properties fo:padding="0.0382in" fo:border-left="none" fo:border-right="none" fo:border-top="none" fo:border-bottom="0.05pt solid #000000"/>
    </style:style>
    <style:style style:name="RegularSustainableConsumption.C58" style:family="table-cell">
      <style:table-cell-properties fo:padding="0.0382in" fo:border-left="none" fo:border-right="none" fo:border-top="none" fo:border-bottom="0.05pt solid #000000"/>
    </style:style>
    <style:style style:name="RegularSustainableConsumption.D58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5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9" style:family="table-cell">
      <style:table-cell-properties fo:padding="0.0382in" fo:border-left="none" fo:border-right="none" fo:border-top="none" fo:border-bottom="0.05pt solid #000000"/>
    </style:style>
    <style:style style:name="RegularSustainableConsumption.C59" style:family="table-cell">
      <style:table-cell-properties fo:padding="0.0382in" fo:border-left="none" fo:border-right="none" fo:border-top="none" fo:border-bottom="0.05pt solid #000000"/>
    </style:style>
    <style:style style:name="RegularSustainableConsumption.D59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0" style:family="table-cell">
      <style:table-cell-properties fo:padding="0.0382in" fo:border-left="none" fo:border-right="none" fo:border-top="none" fo:border-bottom="0.05pt solid #000000"/>
    </style:style>
    <style:style style:name="RegularSustainableConsumption.C60" style:family="table-cell">
      <style:table-cell-properties fo:padding="0.0382in" fo:border-left="none" fo:border-right="none" fo:border-top="none" fo:border-bottom="0.05pt solid #000000"/>
    </style:style>
    <style:style style:name="RegularSustainableConsumption.D60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1" style:family="table-cell">
      <style:table-cell-properties fo:padding="0.0382in" fo:border-left="none" fo:border-right="none" fo:border-top="none" fo:border-bottom="0.05pt solid #000000"/>
    </style:style>
    <style:style style:name="RegularSustainableConsumption.C61" style:family="table-cell">
      <style:table-cell-properties fo:padding="0.0382in" fo:border-left="none" fo:border-right="none" fo:border-top="none" fo:border-bottom="0.05pt solid #000000"/>
    </style:style>
    <style:style style:name="RegularSustainableConsumption.D61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2" style:family="table-cell">
      <style:table-cell-properties fo:padding="0.0382in" fo:border-left="none" fo:border-right="none" fo:border-top="none" fo:border-bottom="0.05pt solid #000000"/>
    </style:style>
    <style:style style:name="RegularSustainableConsumption.C62" style:family="table-cell">
      <style:table-cell-properties fo:padding="0.0382in" fo:border-left="none" fo:border-right="none" fo:border-top="none" fo:border-bottom="0.05pt solid #000000"/>
    </style:style>
    <style:style style:name="RegularSustainableConsumption.D62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3" style:family="table-cell">
      <style:table-cell-properties fo:padding="0.0382in" fo:border-left="none" fo:border-right="none" fo:border-top="none" fo:border-bottom="0.05pt solid #000000"/>
    </style:style>
    <style:style style:name="RegularSustainableConsumption.C63" style:family="table-cell">
      <style:table-cell-properties fo:padding="0.0382in" fo:border-left="none" fo:border-right="none" fo:border-top="none" fo:border-bottom="0.05pt solid #000000"/>
    </style:style>
    <style:style style:name="RegularSustainableConsumption.D63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4" style:family="table-cell">
      <style:table-cell-properties fo:padding="0.0382in" fo:border-left="none" fo:border-right="none" fo:border-top="none" fo:border-bottom="0.05pt solid #000000"/>
    </style:style>
    <style:style style:name="RegularSustainableConsumption.C64" style:family="table-cell">
      <style:table-cell-properties fo:padding="0.0382in" fo:border-left="none" fo:border-right="none" fo:border-top="none" fo:border-bottom="0.05pt solid #000000"/>
    </style:style>
    <style:style style:name="RegularSustainableConsumption.D64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5" style:family="table-cell">
      <style:table-cell-properties fo:padding="0.0382in" fo:border-left="none" fo:border-right="none" fo:border-top="none" fo:border-bottom="0.05pt solid #000000"/>
    </style:style>
    <style:style style:name="RegularSustainableConsumption.C65" style:family="table-cell">
      <style:table-cell-properties fo:padding="0.0382in" fo:border-left="none" fo:border-right="none" fo:border-top="none" fo:border-bottom="0.05pt solid #000000"/>
    </style:style>
    <style:style style:name="RegularSustainableConsumption.D65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6" style:family="table-cell">
      <style:table-cell-properties fo:padding="0.0382in" fo:border-left="none" fo:border-right="none" fo:border-top="none" fo:border-bottom="0.05pt solid #000000"/>
    </style:style>
    <style:style style:name="RegularSustainableConsumption.C66" style:family="table-cell">
      <style:table-cell-properties fo:padding="0.0382in" fo:border-left="none" fo:border-right="none" fo:border-top="none" fo:border-bottom="0.05pt solid #000000"/>
    </style:style>
    <style:style style:name="RegularSustainableConsumption.D66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7" style:family="table-cell">
      <style:table-cell-properties fo:padding="0.0382in" fo:border-left="none" fo:border-right="none" fo:border-top="none" fo:border-bottom="0.05pt solid #000000"/>
    </style:style>
    <style:style style:name="RegularSustainableConsumption.C67" style:family="table-cell">
      <style:table-cell-properties fo:padding="0.0382in" fo:border-left="none" fo:border-right="none" fo:border-top="none" fo:border-bottom="0.05pt solid #000000"/>
    </style:style>
    <style:style style:name="RegularSustainableConsumption.D67" style:family="table-cell">
      <style:table-cell-properties fo:padding="0.0382in" fo:border-left="none" fo:border-right="0.05pt solid #000000" fo:border-top="none" fo:border-bottom="0.05pt solid #000000"/>
    </style:style>
    <style:style style:name="RegularSustainableConsumption.A6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8" style:family="table-cell">
      <style:table-cell-properties fo:padding="0.0382in" fo:border-left="none" fo:border-right="none" fo:border-top="none" fo:border-bottom="0.05pt solid #000000"/>
    </style:style>
    <style:style style:name="RegularSustainableConsumption.C68" style:family="table-cell">
      <style:table-cell-properties fo:padding="0.0382in" fo:border-left="none" fo:border-right="none" fo:border-top="none" fo:border-bottom="0.05pt solid #000000"/>
    </style:style>
    <style:style style:name="RegularSustainableConsumption.D68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13cb57" officeooo:paragraph-rsid="0013cb57"/>
    </style:style>
    <style:style style:name="P2" style:family="paragraph" style:parent-style-name="Table_20_Contents">
      <style:text-properties officeooo:rsid="0020f972" officeooo:paragraph-rsid="0020f972"/>
    </style:style>
    <style:style style:name="P3" style:family="paragraph" style:parent-style-name="Table_20_Contents">
      <style:text-properties officeooo:rsid="00215104" officeooo:paragraph-rsid="00215104"/>
    </style:style>
    <style:style style:name="P4" style:family="paragraph" style:parent-style-name="Text_20_body">
      <style:text-properties officeooo:rsid="0015ad55" officeooo:paragraph-rsid="0015ad55"/>
    </style:style>
    <style:style style:name="P5" style:family="paragraph" style:parent-style-name="Text_20_body">
      <style:text-properties officeooo:rsid="0015ad55" officeooo:paragraph-rsid="00170db2"/>
    </style:style>
    <style:style style:name="P6" style:family="paragraph" style:parent-style-name="Text_20_body">
      <style:text-properties officeooo:rsid="00170db2" officeooo:paragraph-rsid="00183d96"/>
    </style:style>
    <style:style style:name="P7" style:family="paragraph" style:parent-style-name="Text_20_body">
      <style:text-properties officeooo:rsid="0019dba6" officeooo:paragraph-rsid="001f1b95"/>
    </style:style>
    <style:style style:name="P8" style:family="paragraph" style:parent-style-name="Text_20_body">
      <style:text-properties officeooo:rsid="001a99d4" officeooo:paragraph-rsid="001a99d4"/>
    </style:style>
    <style:style style:name="P9" style:family="paragraph" style:parent-style-name="Text_20_body">
      <style:text-properties officeooo:rsid="001fe14d" officeooo:paragraph-rsid="001fe14d"/>
    </style:style>
    <style:style style:name="P10" style:family="paragraph" style:parent-style-name="Table_20_Heading">
      <style:text-properties officeooo:rsid="0020692e" officeooo:paragraph-rsid="0020692e"/>
    </style:style>
    <style:style style:name="P11" style:family="paragraph" style:parent-style-name="Subtitle">
      <style:text-properties officeooo:rsid="0014e46c" officeooo:paragraph-rsid="0014e46c"/>
    </style:style>
    <style:style style:name="P12" style:family="paragraph" style:parent-style-name="Heading_20_1">
      <style:text-properties officeooo:rsid="001fe14d" officeooo:paragraph-rsid="001fe14d"/>
    </style:style>
    <style:style style:name="P13" style:family="paragraph" style:parent-style-name="Table_20_Contents">
      <style:paragraph-properties fo:text-align="center" style:justify-single-word="false"/>
      <style:text-properties officeooo:rsid="00247436" officeooo:paragraph-rsid="00247436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rsid="0020f972" officeooo:paragraph-rsid="0020f972"/>
    </style:style>
    <style:style style:name="T1" style:family="text">
      <style:text-properties officeooo:rsid="001665e8"/>
    </style:style>
    <style:style style:name="T2" style:family="text">
      <style:text-properties officeooo:rsid="00170db2"/>
    </style:style>
    <style:style style:name="T3" style:family="text">
      <style:text-properties officeooo:rsid="00183d96"/>
    </style:style>
    <style:style style:name="T4" style:family="text">
      <style:text-properties officeooo:rsid="001c2df1"/>
    </style:style>
    <style:style style:name="T5" style:family="text">
      <style:text-properties officeooo:rsid="001d7e1b"/>
    </style:style>
    <style:style style:name="T6" style:family="text">
      <style:text-properties officeooo:rsid="001f1b95"/>
    </style:style>
    <style:style style:name="T7" style:family="text">
      <style:text-properties officeooo:rsid="0020f972"/>
    </style:style>
    <style:style style:name="T8" style:family="text">
      <style:text-properties officeooo:rsid="00215104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obert Orzanna</text:p>
      <text:p text:style-name="P11">#degrowth #sustainable-consumption #ubuntu #linux <text:line-break/>#open-source #guitar #minimalism #podcasts #communication</text:p>
      <text:h text:style-name="Heading_20_1" text:outline-level="1">Who am I?</text:h>
      <text:p text:style-name="P4">I am a young person seeking to understand what it means to be human. I feel <text:span text:style-name="T4">that at present</text:span> I am <text:span text:style-name="T4">moving</text:span> from convergence over to divergence.</text:p>
      <text:h text:style-name="Heading_20_1" text:outline-level="1">Why this website?</text:h>
      <text:p text:style-name="P8">Primarily this website is meant for myself to help me remember <text:span text:style-name="T4">t</text:span>he answers to the questions I keep asking myself <text:span text:style-name="T4">repeatedly</text:span>.</text:p>
      <text:h text:style-name="Heading_20_1" text:outline-level="1">What do I identify with?</text:h>
      <text:p text:style-name="P5">I identify myself through the activities I do regularly. <text:span text:style-name="T1">I form part of Sheetgo to help people connect their isolated spreadsheets. I approve subtitles for the Amara foundation. I am involved in the open-source software movement. I help Research &amp; Degrowth and SCORAI with their outreach through online communication. I listen to podcasts, coordinate, and record.</text:span></text:p>
      <text:h text:style-name="Heading_20_1" text:outline-level="1">What <text:span text:style-name="T2">are my life learning lessons?</text:span></text:h>
      <text:p text:style-name="P6"><text:span text:style-name="T5">I came to realise that morning routine is very important. </text:span>I start <text:span text:style-name="T5">my </text:span>day <text:span text:style-name="T5">usually </text:span>at 05:25 AM. <text:span text:style-name="T3">I wash my nose with salt. I drink a litre of water with a little bit </text:span>of apple cider vinegar. <text:span text:style-name="T3">I make myself </text:span>a good coffee <text:span text:style-name="T3">and go </text:span>through my <text:span text:style-name="T3">web bookmark folder that contains a list of daily websites I find important to take a look at. This includes email and several side tasks. Then I do some e</text:span>xercising and stretching. <text:span text:style-name="T3">I play the guitar and </text:span>finally <text:span text:style-name="T3">enjoy</text:span> a good breakfast <text:span text:style-name="T3">before starting my working day. </text:span></text:p>
      <text:p text:style-name="P6"><text:span text:style-name="T3">I w</text:span>rite my to-do list in paper-based Markdown <text:span text:style-name="T3">language. I work at a</text:span> standing desk <text:span text:style-name="T3">and use a program to remind myself to take regular breaks from work. I t</text:span>ry not to use my laptop after working hours <text:span text:style-name="T3">to avoid new input that re-accelerates my mind instead of calming it down. I go to </text:span>bed around 10:00 PM to maintain a decent sleep cycle. And very important <text:span text:style-name="T3">— I </text:span>make the weekends different from my weekly routine.</text:p>
      <text:h text:style-name="P12" text:outline-level="1">What am I proud of?</text:h>
      <text:p text:style-name="P9">I cannot help myself but feel a little bit of pride that my co-authored publication “Culture meets Flows: The Cultural Dimension of Urban Metabolism” had been cited by the German Advisory Council on Global Change (WBGU) in their report “Humanity on the move: Unlocking the transformative power of cities”.</text:p>
      <text:h text:style-name="Heading_20_1" text:outline-level="1"><text:soft-page-break/>What <text:span text:style-name="T1">makes me curious at present</text:span>?</text:h>
      <text:p text:style-name="P7">I try to understand and make sense of my own consumption patterns. <text:span text:style-name="T6">I guess my goal is to minimise my consumption to a minimum to keep my carbon footprint low. Furthermore, I have limited time and resources. I shall use them wisely for the things that I truly care about and ignore all the rest. I call this project the “Table of Regular Sustainable Consumption”.</text:span>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A"/>
        <table:table-column table:style-name="RegularSustainableConsumption.B"/>
        <table:table-row>
          <table:table-cell table:style-name="RegularSustainableConsumption.A1" office:value-type="string">
            <text:p text:style-name="P10">Product</text:p>
          </table:table-cell>
          <table:table-cell table:style-name="RegularSustainableConsumption.A1" office:value-type="string">
            <text:p text:style-name="P10">Category</text:p>
          </table:table-cell>
          <table:table-cell table:style-name="RegularSustainableConsumption.A1" office:value-type="string">
            <text:p text:style-name="P10">Stage 1: <text:span text:style-name="T8">Financial contribution</text:span></text:p>
          </table:table-cell>
          <table:table-cell table:style-name="RegularSustainableConsumption.A1" office:value-type="string">
            <text:p text:style-name="P10">Stage 2: <text:span text:style-name="T8">Time c</text:span>ontribut<text:span text:style-name="T8">ion</text:span></text:p>
          </table:table-cell>
        </table:table-row>
        <table:table-row>
          <table:table-cell table:style-name="RegularSustainableConsumption.A2" office:value-type="string">
            <text:p text:style-name="P3">Debian</text:p>
          </table:table-cell>
          <table:table-cell table:style-name="RegularSustainableConsumption.B2" office:value-type="string">
            <text:p text:style-name="P13">Software</text:p>
          </table:table-cell>
          <table:table-cell table:style-name="RegularSustainableConsumption.C2" office:value-type="string">
            <text:p text:style-name="Table_20_Contents"/>
          </table:table-cell>
          <table:table-cell table:style-name="RegularSustainableConsumption.D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Ubuntu</text:p>
          </table:table-cell>
          <table:table-cell table:style-name="RegularSustainableConsumption.B3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MATE</text:p>
          </table:table-cell>
          <table:table-cell table:style-name="RegularSustainableConsumption.B4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Ubuntu MATE</text:p>
          </table:table-cell>
          <table:table-cell table:style-name="RegularSustainableConsumption.B5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2">LibreOffice</text:p>
          </table:table-cell>
          <table:table-cell table:style-name="RegularSustainableConsumption.B6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TLP</text:p>
          </table:table-cell>
          <table:table-cell table:style-name="RegularSustainableConsumption.B7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SMPlayer</text:p>
          </table:table-cell>
          <table:table-cell table:style-name="RegularSustainableConsumption.B8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reen Recorder</text:p>
          </table:table-cell>
          <table:table-cell table:style-name="RegularSustainableConsumption.B9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eek</text:p>
          </table:table-cell>
          <table:table-cell table:style-name="RegularSustainableConsumption.B10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Language Tool</text:p>
          </table:table-cell>
          <table:table-cell table:style-name="RegularSustainableConsumption.B11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rammarly</text:p>
          </table:table-cell>
          <table:table-cell table:style-name="RegularSustainableConsumption.B12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Wikipedia</text:p>
          </table:table-cell>
          <table:table-cell table:style-name="RegularSustainableConsumption.B13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Hello Internet</text:p>
          </table:table-cell>
          <table:table-cell table:style-name="RegularSustainableConsumption.B14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Late Night Linux</text:p>
          </table:table-cell>
          <table:table-cell table:style-name="RegularSustainableConsumption.B15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Ubuntu Podcast</text:p>
          </table:table-cell>
          <table:table-cell table:style-name="RegularSustainableConsumption.B16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Cortex</text:p>
          </table:table-cell>
          <table:table-cell table:style-name="RegularSustainableConsumption.B17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On Being</text:p>
          </table:table-cell>
          <table:table-cell table:style-name="RegularSustainableConsumption.B18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C Games</text:p>
          </table:table-cell>
          <table:table-cell table:style-name="RegularSustainableConsumption.B19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1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amestar</text:p>
          </table:table-cell>
          <table:table-cell table:style-name="RegularSustainableConsumption.B20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heute-show</text:p>
          </table:table-cell>
          <table:table-cell table:style-name="RegularSustainableConsumption.B21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extra3</text:p>
          </table:table-cell>
          <table:table-cell table:style-name="RegularSustainableConsumption.B22" office:value-type="string">
            <text:p text:style-name="P13">Podcast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Safe Eyes</text:p>
          </table:table-cell>
          <table:table-cell table:style-name="RegularSustainableConsumption.B23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CopyQ</text:p>
          </table:table-cell>
          <table:table-cell table:style-name="RegularSustainableConsumption.B24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Cuttlefish</text:p>
          </table:table-cell>
          <table:table-cell table:style-name="RegularSustainableConsumption.B25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Audacity</text:p>
          </table:table-cell>
          <table:table-cell table:style-name="RegularSustainableConsumption.B26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Inkscape</text:p>
          </table:table-cell>
          <table:table-cell table:style-name="RegularSustainableConsumption.B27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IMP</text:p>
          </table:table-cell>
          <table:table-cell table:style-name="RegularSustainableConsumption.B28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Telegram</text:p>
          </table:table-cell>
          <table:table-cell table:style-name="RegularSustainableConsumption.B29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2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odcast Addict</text:p>
          </table:table-cell>
          <table:table-cell table:style-name="RegularSustainableConsumption.B30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Thunderbird</text:p>
          </table:table-cell>
          <table:table-cell table:style-name="RegularSustainableConsumption.B31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1" office:value-type="string">
            <text:p text:style-name="Table_20_Contents"/>
          </table:table-cell>
        </table:table-row>
        <text:soft-page-break/>
        <table:table-row>
          <table:table-cell table:style-name="RegularSustainableConsumption.A67" office:value-type="string">
            <text:p text:style-name="P3">Pithos</text:p>
          </table:table-cell>
          <table:table-cell table:style-name="RegularSustainableConsumption.B32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andora</text:p>
          </table:table-cell>
          <table:table-cell table:style-name="RegularSustainableConsumption.B33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oogle Chrome</text:p>
          </table:table-cell>
          <table:table-cell table:style-name="RegularSustainableConsumption.B34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/>
          </table:table-cell>
          <table:table-cell table:style-name="RegularSustainableConsumption.B35" office:value-type="string">
            <text:p text:style-name="P14"/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uBlock</text:p>
          </table:table-cell>
          <table:table-cell table:style-name="RegularSustainableConsumption.B36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HTTPS Everywhere</text:p>
          </table:table-cell>
          <table:table-cell table:style-name="RegularSustainableConsumption.B37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Read Aloud</text:p>
          </table:table-cell>
          <table:table-cell table:style-name="RegularSustainableConsumption.B38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rivacy Badger</text:p>
          </table:table-cell>
          <table:table-cell table:style-name="RegularSustainableConsumption.B39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3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New Tab Notes</text:p>
          </table:table-cell>
          <table:table-cell table:style-name="RegularSustainableConsumption.B40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TSRLT</text:p>
          </table:table-cell>
          <table:table-cell table:style-name="RegularSustainableConsumption.B41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oogle Calendar</text:p>
          </table:table-cell>
          <table:table-cell table:style-name="RegularSustainableConsumption.B42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mail</text:p>
          </table:table-cell>
          <table:table-cell table:style-name="RegularSustainableConsumption.B43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mail Offline</text:p>
          </table:table-cell>
          <table:table-cell table:style-name="RegularSustainableConsumption.B44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Markdown</text:p>
          </table:table-cell>
          <table:table-cell table:style-name="RegularSustainableConsumption.B45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ShoutEngine</text:p>
          </table:table-cell>
          <table:table-cell table:style-name="RegularSustainableConsumption.B46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WhatsApp</text:p>
          </table:table-cell>
          <table:table-cell table:style-name="RegularSustainableConsumption.B47" office:value-type="string">
            <text:p text:style-name="P13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Facebook</text:p>
          </table:table-cell>
          <table:table-cell table:style-name="RegularSustainableConsumption.B48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Messenger</text:p>
          </table:table-cell>
          <table:table-cell table:style-name="RegularSustainableConsumption.B49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4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Unison</text:p>
          </table:table-cell>
          <table:table-cell table:style-name="RegularSustainableConsumption.B50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CrashPlan</text:p>
          </table:table-cell>
          <table:table-cell table:style-name="RegularSustainableConsumption.B51" office:value-type="string">
            <text:p text:style-name="P13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Tasker</text:p>
          </table:table-cell>
          <table:table-cell table:style-name="RegularSustainableConsumption.B52" office:value-type="string">
            <text:p text:style-name="P13">App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Redshift</text:p>
          </table:table-cell>
          <table:table-cell table:style-name="RegularSustainableConsumption.B53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Shutter</text:p>
          </table:table-cell>
          <table:table-cell table:style-name="RegularSustainableConsumption.B54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Albert</text:p>
          </table:table-cell>
          <table:table-cell table:style-name="RegularSustainableConsumption.B55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Atom</text:p>
          </table:table-cell>
          <table:table-cell table:style-name="RegularSustainableConsumption.B56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ithub</text:p>
          </table:table-cell>
          <table:table-cell table:style-name="RegularSustainableConsumption.B57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7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ithub Pages</text:p>
          </table:table-cell>
          <table:table-cell table:style-name="RegularSustainableConsumption.B58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8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Git</text:p>
          </table:table-cell>
          <table:table-cell table:style-name="RegularSustainableConsumption.B59" office:value-type="string">
            <text:p text:style-name="P13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59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Bountysource</text:p>
          </table:table-cell>
          <table:table-cell table:style-name="RegularSustainableConsumption.B60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0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Flattr</text:p>
          </table:table-cell>
          <table:table-cell table:style-name="RegularSustainableConsumption.B61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1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ayPal</text:p>
          </table:table-cell>
          <table:table-cell table:style-name="RegularSustainableConsumption.B62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2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3">Patreon</text:p>
          </table:table-cell>
          <table:table-cell table:style-name="RegularSustainableConsumption.B63" office:value-type="string">
            <text:p text:style-name="P13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3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WordPress</text:p>
          </table:table-cell>
          <table:table-cell table:style-name="RegularSustainableConsumption.B64" office:value-type="string">
            <text:p text:style-name="P15">Software/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4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is</text:p>
          </table:table-cell>
          <table:table-cell table:style-name="RegularSustainableConsumption.B65" office:value-type="string">
            <text:p text:style-name="P1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5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A</text:span>rchive.<text:span text:style-name="T7">org</text:span></text:p>
          </table:table-cell>
          <table:table-cell table:style-name="RegularSustainableConsumption.B66" office:value-type="string">
            <text:p text:style-name="P1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6" office:value-type="string">
            <text:p text:style-name="Table_20_Contents"/>
          </table:table-cell>
        </table:table-row>
        <table:table-row>
          <table:table-cell table:style-name="RegularSustainableConsumption.A67" office:value-type="string">
            <text:p text:style-name="P1"><text:span text:style-name="T7">W</text:span>ebcitation.org</text:p>
          </table:table-cell>
          <table:table-cell table:style-name="RegularSustainableConsumption.B67" office:value-type="string">
            <text:p text:style-name="P15">Servic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7" office:value-type="string">
            <text:p text:style-name="Table_20_Contents"/>
          </table:table-cell>
        </table:table-row>
        <table:table-row>
          <table:table-cell table:style-name="RegularSustainableConsumption.A68" office:value-type="string">
            <text:p text:style-name="P1">Archieveror</text:p>
          </table:table-cell>
          <table:table-cell table:style-name="RegularSustainableConsumption.B68" office:value-type="string">
            <text:p text:style-name="P15">Software</text:p>
          </table:table-cell>
          <table:table-cell table:style-name="RegularSustainableConsumption.C68" office:value-type="string">
            <text:p text:style-name="Table_20_Contents"/>
          </table:table-cell>
          <table:table-cell table:style-name="RegularSustainableConsumption.D68" office:value-type="string">
            <text:p text:style-name="Table_20_Contents"/>
          </table:table-cell>
        </table:table-row>
      </table:table>
      <text:h text:style-name="Heading_20_1" text:outline-level="1"><text:soft-page-break/>Credits</text:h>
      <text:p text:style-name="P9">I update<text:span text:style-name="T8">d</text:span> this simple website <text:span text:style-name="T8">with</text:span> ♥ <text:span text:style-name="T8">on </text:span><text:span text:style-name="T8"><text:date style:data-style-name="N37" text:date-value="2017-05-28T15:46:43.738060710" text:fixed="true">05/28/17</text:date></text:span><text:span text:style-name="T8"> </text:span>and want to thank Ubuntu MATE, LibreOffice Writer as well as Github Pages for making this possible. The source code of this page is publicly availab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5-28T15:56:34.671599641</dc:date>
    <dc:creator>Robert Orzanna</dc:creator>
    <meta:editing-duration>PT5H50M36S</meta:editing-duration>
    <meta:editing-cycles>29</meta:editing-cycles>
    <meta:generator>LibreOffice/5.3.3.2$Linux_X86_64 LibreOffice_project/30m0$Build-2</meta:generator>
    <dc:subject>Welcome to the personal website of Robert Orzanna</dc:subject>
    <dc:title>Robert Orzanna</dc:title>
    <meta:document-statistic meta:table-count="1" meta:image-count="0" meta:object-count="0" meta:page-count="4" meta:paragraph-count="153" meta:word-count="626" meta:character-count="3835" meta:non-whitespace-character-count="3359"/>
  </office:meta>
</office:document-meta>
</file>